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83b68" officeooo:paragraph-rsid="00683b68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fo:font-weight="normal" officeooo:rsid="007f0d64" officeooo:paragraph-rsid="006af56c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7f0d6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6089b4" loext:opacity="100%" style:font-name="Fira Code Retina" fo:font-size="10pt" fo:font-weight="normal" officeooo:paragraph-rsid="007f0d64" fo:background-color="#1e1e1e" style:font-size-asian="10pt" style:font-size-complex="10pt"/>
    </style:style>
    <style:style style:name="P7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paragraph-rsid="007f0d64" fo:background-color="#1e1e1e" style:font-size-asian="10pt" style:font-size-complex="10pt"/>
    </style:style>
    <style:style style:name="P8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style:font-size-asian="10pt" style:font-size-complex="10pt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1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10pt" style:font-size-asian="10pt" style:font-size-complex="10pt"/>
    </style:style>
    <style:style style:name="T1" style:family="text">
      <style:text-properties officeooo:rsid="00836b7c"/>
    </style:style>
    <style:style style:name="T2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3" style:family="text">
      <style:text-properties fo:color="#9872a2" loext:opacity="100%"/>
    </style:style>
    <style:style style:name="T4" style:family="text">
      <style:text-properties fo:color="#6089b4" loext:opacity="100%"/>
    </style:style>
    <style:style style:name="T5" style:family="text">
      <style:text-properties fo:color="#9aa83a" loext:opacity="100%"/>
    </style:style>
    <style:style style:name="T6" style:family="text">
      <style:text-properties fo:color="#9b0000" loext:opacity="100%"/>
    </style:style>
    <style:style style:name="T7" style:family="text">
      <style:text-properties fo:color="#9872a2" loext:opacity="100%" fo:font-weight="normal"/>
    </style:style>
    <style:style style:name="T8" style:family="text">
      <style:text-properties fo:font-weight="normal"/>
    </style:style>
    <style:style style:name="T9" style:family="text">
      <style:text-properties fo:color="#9aa83a" loext:opacity="100%" fo:font-weight="normal"/>
    </style:style>
    <style:style style:name="T10" style:family="text">
      <style:text-properties fo:color="#9872a2" loext:opacity="100%" fo:font-weight="normal" fo:background-color="#1e1e1e" loext:char-shading-value="0"/>
    </style:style>
    <style:style style:name="T11" style:family="text">
      <style:text-properties fo:color="#c5c8c6" loext:opacity="100%" fo:font-weight="normal" fo:background-color="#1e1e1e" loext:char-shading-value="0"/>
    </style:style>
    <style:style style:name="T12" style:family="text">
      <style:text-properties fo:color="#9b0000" loext:opacity="100%" fo:font-weight="normal" fo:background-color="#1e1e1e" loext:char-shading-value="0"/>
    </style:style>
    <style:style style:name="T13" style:family="text">
      <style:text-properties fo:color="#c5c8c6" loext:opacity="100%" fo:background-color="#1e1e1e" loext:char-shading-value="0"/>
    </style:style>
    <style:style style:name="T14" style:family="text">
      <style:text-properties fo:color="#676867" loext:opacity="100%" fo:font-weight="normal" fo:background-color="#1e1e1e" loext:char-shading-value="0"/>
    </style:style>
    <style:style style:name="T15" style:family="text">
      <style:text-properties fo:color="#c7444a" loext:opacity="100%" fo:font-weight="normal" fo:background-color="#1e1e1e" loext:char-shading-value="0"/>
    </style:style>
    <style:style style:name="T16" style:family="text">
      <style:text-properties fo:color="#676867" loext:opacity="100%" fo:font-weight="normal"/>
    </style:style>
    <style:style style:name="T17" style:family="text">
      <style:text-properties fo:color="#c7444a" loext:opacity="100%" fo:font-weight="normal"/>
    </style:style>
    <style:style style:name="T18" style:family="text">
      <style:text-properties fo:color="#ce6700" loext:opacity="100%" fo:font-weight="normal"/>
    </style:style>
    <style:style style:name="T19" style:family="text">
      <style:text-properties fo:color="#6089b4" loext:opacity="100%" fo:font-weight="normal"/>
    </style:style>
    <style:style style:name="T20" style:family="text">
      <style:text-properties fo:color="#9a9b99" loext:opacity="100%" fo:font-weight="normal"/>
    </style:style>
    <style:style style:name="T21" style:family="text">
      <style:text-properties fo:color="#6089b4" loext:opacity="100%" fo:font-weight="normal" fo:background-color="#1e1e1e" loext:char-shading-value="0"/>
    </style:style>
    <style:style style:name="T22" style:family="text">
      <style:text-properties fo:color="#ce6700" loext:opacity="100%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alidación en</text:span> el servicio</text:p>
      <text:p text:style-name="P2"/>
      <text:p text:style-name="P3">Código modificado</text:p>
      <text:p text:style-name="P4"><text:span text:style-name="T2"/></text:p>
      <text:p text:style-name="P5">gifs.service.ts</text:p>
      <text:p text:style-name="P6"/>
      <text:p text:style-name="P7"><text:span text:style-name="T3">import</text:span> { <text:span text:style-name="T4">Injectable</text:span> } <text:span text:style-name="T3">from</text:span> <text:span text:style-name="T5">'@angular/core'</text:span>;</text:p>
      <text:p text:style-name="P8"/>
      <text:p text:style-name="P9">@<text:span text:style-name="T6">Injectable</text:span>({</text:p>
      <text:p text:style-name="P10">  <text:span text:style-name="T7">providedIn</text:span><text:span text:style-name="T8">: </text:span><text:span text:style-name="T9">'root'</text:span></text:p>
      <text:p text:style-name="P9">})</text:p>
      <text:p text:style-name="P11"><text:span text:style-name="T10">export</text:span><text:span text:style-name="T11"> </text:span><text:span text:style-name="T10">class</text:span><text:span text:style-name="T11"> </text:span><text:span text:style-name="T12">GifsService</text:span><text:span text:style-name="T11"> {</text:span></text:p>
      <text:p text:style-name="P11"><text:span text:style-name="T13">  </text:span><text:span text:style-name="T10">private</text:span><text:span text:style-name="T11"> </text:span><text:span text:style-name="T10">_historialEtiquetas</text:span><text:span text:style-name="T14">:</text:span><text:span text:style-name="T11"> </text:span><text:span text:style-name="T15">string</text:span><text:span text:style-name="T11">[] </text:span><text:span text:style-name="T14">=</text:span><text:span text:style-name="T11"> [];</text:span></text:p>
      <text:p text:style-name="P10">  <text:span text:style-name="T7">get</text:span><text:span text:style-name="T8"> </text:span><text:span text:style-name="T7">historialEtiquetas</text:span><text:span text:style-name="T8">() {</text:span></text:p>
      <text:p text:style-name="P10">    <text:span text:style-name="T7">return</text:span><text:span text:style-name="T8"> [</text:span><text:span text:style-name="T16">...</text:span><text:span text:style-name="T17">this</text:span><text:span text:style-name="T8">.</text:span><text:span text:style-name="T7">_historialEtiquetas</text:span><text:span text:style-name="T8">];</text:span></text:p>
      <text:p text:style-name="P10">  <text:span text:style-name="T8">}</text:span></text:p>
      <text:p text:style-name="P8"/>
      <text:p text:style-name="P10">  <text:span text:style-name="T18">buscarEtiqueta</text:span><text:span text:style-name="T8">(</text:span><text:span text:style-name="T19">etiqueta</text:span><text:span text:style-name="T16">:</text:span><text:span text:style-name="T8"> </text:span><text:span text:style-name="T17">string</text:span><text:span text:style-name="T8">)</text:span><text:span text:style-name="T16">:</text:span><text:span text:style-name="T8"> </text:span><text:span text:style-name="T17">void</text:span><text:span text:style-name="T8"> {</text:span></text:p>
      <text:p text:style-name="P10">    <text:span text:style-name="T20">// Quitamos espacios a la derecha y a la izquierda</text:span></text:p>
      <text:p text:style-name="P11"><text:span text:style-name="T13">    </text:span><text:span text:style-name="T21">etiqueta</text:span><text:span text:style-name="T11"> </text:span><text:span text:style-name="T14">=</text:span><text:span text:style-name="T11"> </text:span><text:span text:style-name="T21">etiqueta</text:span><text:span text:style-name="T11">.</text:span><text:span text:style-name="T22">trim</text:span><text:span text:style-name="T11">();</text:span></text:p>
      <text:p text:style-name="P10">    <text:span text:style-name="T20">// Evitamos busquedas vacías</text:span></text:p>
      <text:p text:style-name="P10">    <text:span text:style-name="T7">if</text:span><text:span text:style-name="T8">(</text:span><text:span text:style-name="T16">!</text:span><text:span text:style-name="T19">etiqueta</text:span><text:span text:style-name="T8">) {</text:span></text:p>
      <text:p text:style-name="P10">      <text:span text:style-name="T7">return</text:span><text:span text:style-name="T8">;</text:span></text:p>
      <text:p text:style-name="P10">    <text:span text:style-name="T8">}</text:span></text:p>
      <text:p text:style-name="P8"/>
      <text:p text:style-name="P10">    <text:span text:style-name="T20">// Comprobamos si el array ya contiene la etiqueta, si es asi la quitamos.</text:span></text:p>
      <text:p text:style-name="P10">    <text:span text:style-name="T20">//Esta comprobacion es case insensitive, osea si el array tiene DBZ y <text:tab/>ponemos dbz las considera iguales, y la elimina.</text:span></text:p>
      <text:p text:style-name="P10">    <text:span text:style-name="T17">this</text:span><text:span text:style-name="T8">.</text:span><text:span text:style-name="T7">_historialEtiquetas</text:span><text:span text:style-name="T8">.</text:span><text:span text:style-name="T18">forEach</text:span><text:span text:style-name="T8">((</text:span><text:span text:style-name="T19">e</text:span><text:span text:style-name="T8">)</text:span><text:span text:style-name="T7">=&gt;</text:span><text:span text:style-name="T8">{</text:span></text:p>
      <text:p text:style-name="P10">      <text:span text:style-name="T7">if</text:span><text:span text:style-name="T8">(</text:span><text:span text:style-name="T19">e</text:span><text:span text:style-name="T8">.</text:span><text:span text:style-name="T18">toLowerCase</text:span><text:span text:style-name="T8">() </text:span><text:span text:style-name="T16">===</text:span><text:span text:style-name="T8"> </text:span><text:span text:style-name="T19">etiqueta</text:span><text:span text:style-name="T8">.</text:span><text:span text:style-name="T18">toLocaleLowerCase</text:span><text:span text:style-name="T8">()) {</text:span></text:p>
      <text:p text:style-name="P10">        <text:span text:style-name="T17">this</text:span><text:span text:style-name="T8">.</text:span><text:span text:style-name="T7">_historialEtiquetas</text:span><text:span text:style-name="T8">.</text:span><text:span text:style-name="T18">splice</text:span><text:span text:style-name="T8">(</text:span><text:span text:style-name="T17">this</text:span><text:span text:style-name="T8">.</text:span><text:span text:style-name="T7">_historialEtiquetas</text:span><text:span text:style-name="T8">.</text:span><text:span text:style-name="T18">indexOf</text:span><text:span text:style-name="T8">(</text:span><text:span text:style-name="T19">e</text:span><text:span text:style-name="T8">), </text:span><text:span text:style-name="T19">1</text:span><text:span text:style-name="T8">);</text:span></text:p>
      <text:p text:style-name="P10">      <text:span text:style-name="T8">}</text:span></text:p>
      <text:p text:style-name="P10">    <text:span text:style-name="T8">})</text:span></text:p>
      <text:p text:style-name="P8"/>
      <text:p text:style-name="P10">    <text:span text:style-name="T20">// limita el array a 10, todo lo que lo sobrepase lo elimina del array</text:span></text:p>
      <text:p text:style-name="P10">    <text:span text:style-name="T17">this</text:span><text:span text:style-name="T8">.</text:span><text:span text:style-name="T7">_historialEtiquetas</text:span><text:span text:style-name="T8">.</text:span><text:span text:style-name="T18">splice</text:span><text:span text:style-name="T8">(</text:span><text:span text:style-name="T19">9</text:span><text:span text:style-name="T8">);</text:span></text:p>
      <text:p text:style-name="P8"/>
      <text:p text:style-name="P10">    <text:span text:style-name="T20">// Añadimos la nueva etiqueta</text:span></text:p>
      <text:p text:style-name="P10">    <text:span text:style-name="T17">this</text:span><text:span text:style-name="T8">.</text:span><text:span text:style-name="T7">_historialEtiquetas</text:span><text:span text:style-name="T8">.</text:span><text:span text:style-name="T18">unshift</text:span><text:span text:style-name="T8">(</text:span><text:span text:style-name="T19">etiqueta</text:span><text:span text:style-name="T8">);</text:span></text:p>
      <text:p text:style-name="P8"/>
      <text:p text:style-name="P10">    <text:span text:style-name="T17">console</text:span><text:span text:style-name="T8">.</text:span><text:span text:style-name="T18">log</text:span><text:span text:style-name="T8">(</text:span><text:span text:style-name="T17">this</text:span><text:span text:style-name="T8">.</text:span><text:span text:style-name="T7">historialEtiquetas</text:span><text:span text:style-name="T8">);</text:span></text:p>
      <text:p text:style-name="P11"><text:span text:style-name="T13">  </text:span><text:span text:style-name="T11">}</text:span></text:p>
      <text:p text:style-name="P10">  <text:span text:style-name="T7">constructor</text:span><text:span text:style-name="T8">() { }</text:span>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6T17:35:55.342999845">16/01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6T17:35:55.248000000</dc:date>
    <meta:editing-duration>PT8H16M36S</meta:editing-duration>
    <meta:editing-cycles>94</meta:editing-cycles>
    <meta:generator>LibreOffice/24.8.4.2$Windows_X86_64 LibreOffice_project/bb3cfa12c7b1bf994ecc5649a80400d06cd71002</meta:generator>
    <meta:print-date>2024-11-06T12:55:43.008000000</meta:print-date>
    <meta:printed-by>Archivos PDF</meta:printed-by>
    <meta:document-statistic meta:table-count="0" meta:image-count="0" meta:object-count="0" meta:page-count="1" meta:paragraph-count="37" meta:word-count="135" meta:character-count="1182" meta:non-whitespace-character-count="983"/>
  </office:meta>
</office:document-meta>
</file>